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484cm" fo:margin-left="0.009cm" fo:margin-top="0cm" fo:margin-bottom="0cm" table:align="left" style:writing-mode="lr-tb"/>
    </style:style>
    <style:style style:name="Tabla1.A" style:family="table-column">
      <style:table-column-properties style:column-width="16.484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8.493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5593e" officeooo:paragraph-rsid="0025593e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Heading_20_3">
      <style:paragraph-properties fo:line-height="150%" fo:text-align="justify" style:justify-single-word="false"/>
      <style:text-properties officeooo:rsid="0025593e" officeooo:paragraph-rsid="0025593e"/>
    </style:style>
    <style:style style:name="P3" style:family="paragraph" style:parent-style-name="Heading_20_3" style:list-style-name="L6">
      <style:paragraph-properties fo:line-height="150%" fo:text-align="justify" style:justify-single-word="false"/>
      <style:text-properties officeooo:rsid="00222fba" officeooo:paragraph-rsid="00222fba"/>
    </style:style>
    <style:style style:name="P4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8cbd7" officeooo:paragraph-rsid="0028cbd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296629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Heading_20_3" style:list-style-name="L1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Heading_20_3" style:list-style-name="L2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Heading_20_3" style:list-style-name="L3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Heading_20_3" style:list-style-name="L4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2ca9e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Heading_20_3" style:list-style-name="L5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bold" officeooo:rsid="00296629" officeooo:paragraph-rsid="00180845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bold" officeooo:rsid="00296629" officeooo:paragraph-rsid="002ca9e2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7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8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officeooo:rsid="00180845" officeooo:paragraph-rsid="00180845" style:font-name-asian="Calibri1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fo:color="#c00000" loext:opacity="100%" style:font-name="Arial" fo:font-size="14pt" fo:font-weight="bold" officeooo:rsid="00222fba" style:font-name-asian="Calibri1" style:font-size-asian="14pt" style:font-weight-asian="bold" style:font-name-complex="Arial1" style:font-size-complex="14pt"/>
    </style:style>
    <style:style style:name="T3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222fba" style:font-name-asian="Calibri1" style:font-size-asian="11pt" style:font-style-asian="italic" style:font-name-complex="Arial1" style:font-size-complex="11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9" style:family="text">
      <style:text-properties style:font-name="Calibri" style:font-name-complex="Times New Roman1"/>
    </style:style>
    <style:style style:name="T10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1e445b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22aebb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ca9e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d740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/>
      <text:p text:style-name="P14" loext:marker-style-name="T1"><text:span text:style-name="T1">No.0</text:span><text:span text:style-name="T2">8</text:span></text:p>
      <text:p text:style-name="P15" loext:marker-style-name="T3"><text:span text:style-name="T3"><text:s text:c="13"/>Bitácora semanal Estadía Dual</text:span><text:span text:style-name="T3"/></text:p>
      <text:p text:style-name="P16" loext:marker-style-name="T3"/>
      <text:p text:style-name="Standard" loext:marker-style-name="T4"><text:span text:style-name="T4"><text:s/>Carrera: Ingeniería en Desarrollo y Gestión de Software</text:span><text:span text:style-name="T4"/></text:p>
      <text:p text:style-name="Standard" loext:marker-style-name="T4"><text:span text:style-name="T4"><text:s/>Empresa: RUSHTEC</text:span><text:span text:style-name="T4"/></text:p>
      <text:p text:style-name="Standard" loext:marker-style-name="T4"><text:span text:style-name="T4"><text:s/>Semana: </text:span><text:span text:style-name="T5">8</text:span></text:p>
      <text:p text:style-name="Standard" loext:marker-style-name="T4"><text:span text:style-name="T4"><text:s/>Nombre del estudiante: José Luis Arredondo Lara</text:span><text:span text:style-name="T4"/></text:p>
      <text:p text:style-name="Standard" loext:marker-style-name="T4"><text:span text:style-name="T4"><text:s/>Puesto de aprendizaje: Practicante de desarrollo y programación</text:span><text:span text:style-name="T4"/></text:p>
      <text:p text:style-name="P17" loext:marker-style-name="T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 loext:marker-style-name="T6"><text:span text:style-name="T6"><text:s text:c="60"/>ACTIVIDADES REALIZADAS</text:span><text:span text:style-name="T6"/></text:p>
          </table:table-cell>
        </table:table-row>
        <table:table-row table:style-name="Tabla1.2">
          <table:table-cell table:style-name="Tabla1.A2" office:value-type="string">
            <text:h text:style-name="P11" text:outline-level="3">Lunes</text:h>
            <text:list text:style-name="L1">
              <text:list-item>
                <text:h text:style-name="P6" text:outline-level="3"><text:span text:style-name="T15">Gestión de documentos en datos académicos: </text:span>Se implementó la funcionalidad para visualizar, eliminar y sustituir documentos en el apartado de datos académicos.</text:h>
              </text:list-item>
              <text:list-item>
                <text:h text:style-name="P6" text:outline-level="3"><text:span text:style-name="T15">Corrección de funcionalidad en eliminación de cards: </text:span>Se ajustó la lógica para que las tarjetas no se eliminen directamente, sino que se deshabiliten temporalmente, permitiendo al usuario restaurarlas antes de confirmar los cambios.</text:h>
              </text:list-item>
            </text:list>
            <text:h text:style-name="P11" text:outline-level="3">Martes</text:h>
            <text:list text:style-name="L2">
              <text:list-item>
                <text:h text:style-name="P7" text:outline-level="3"><text:span text:style-name="T15">Reunión de fin de año: </text:span>Se participó en una reunión de cierre de año organizada para el equipo.</text:h>
              </text:list-item>
            </text:list>
            <text:h text:style-name="P11" text:outline-level="3">Miércoles</text:h>
            <text:list text:style-name="L3">
              <text:list-item>
                <text:h text:style-name="P8" text:outline-level="3"><text:span text:style-name="T15">Día de asueto oficial:</text:span> No se realizaron actividades laborales debido al día de descanso oficial por el 1 de enero.</text:h>
              </text:list-item>
            </text:list>
            <text:h text:style-name="P11" text:outline-level="3">Jueves</text:h>
            <text:list text:style-name="L4">
              <text:list-item>
                <text:h text:style-name="P9" text:outline-level="3"><text:span text:style-name="T15">Gestión de experiencias laborales y datos socioeconómicos: </text:span>Se añadió la funcionalidad para recuperar, editar y eliminar registros en las secciones de experiencias laborales y datos socioeconómicos en la página de información <text:soft-page-break/>complementaria.</text:h>
              </text:list-item>
            </text:list>
            <text:h text:style-name="P12" text:outline-level="3">Viernes</text:h>
            <text:list text:style-name="L5">
              <text:list-item>
                <text:h text:style-name="P10" text:outline-level="3"><text:span text:style-name="T15">Gestión de documentos de ingreso: </text:span>Se implementó la funcionalidad para recuperar, editar y eliminar documentos de ingreso en la sección <text:span text:style-name="T16">información</text:span> complementaria.</text:h>
              </text:list-item>
            </text:list>
          </table:table-cell>
        </table:table-row>
      </table:table>
      <text:p text:style-name="P18" loext:marker-style-name="T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 loext:marker-style-name="T6"/>
            <text:p text:style-name="P20" loext:marker-style-name="T6"/>
            <text:p text:style-name="P22" loext:marker-style-name="T6"><text:span text:style-name="T6">__</text:span><text:span text:style-name="T8">Ing._Ángel Manuel Santoyo López</text:span><text:span text:style-name="T6">___</text:span></text:p>
            <text:p text:style-name="P22" loext:marker-style-name="T6"><text:span text:style-name="T6">Nombre y firma asesor empresarial <text:s/></text:span><text:span text:style-name="T6"/></text:p>
          </table:table-cell>
          <table:table-cell table:style-name="Tabla2.A1" office:value-type="string">
            <text:p text:style-name="P19" loext:marker-style-name="T6"/>
            <text:p text:style-name="P20" loext:marker-style-name="T6"/>
            <text:p text:style-name="P22" loext:marker-style-name="T6"><text:span text:style-name="T6">_____</text:span><text:span text:style-name="T8">Dr. José Miguel Barrón Adame</text:span><text:span text:style-name="T6">_____</text:span></text:p>
            <text:p text:style-name="P22" loext:marker-style-name="T6"><text:span text:style-name="T6">Nombre y firma asesor académico <text:s/></text:span><text:span text:style-name="T6"/></text:p>
          </table:table-cell>
        </table:table-row>
      </table:table>
      <text:p text:style-name="Standard" loext:marker-style-name="T9"><text:s/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25</meta:editing-cycles>
    <meta:creation-date>2024-12-06T17:57:00</meta:creation-date>
    <dc:date>2025-01-03T16:36:20.828658718</dc:date>
    <meta:editing-duration>PT17H44M7S</meta:editing-duration>
    <meta:generator>LibreOffice/24.2.7.2$Linux_X86_64 LibreOffice_project/420$Build-2</meta:generator>
    <meta:print-date>2024-12-12T13:12:17.687579048</meta:print-date>
    <meta:printed-by>Archivos PDF</meta:printed-by>
    <meta:document-statistic meta:table-count="2" meta:image-count="2" meta:object-count="0" meta:page-count="2" meta:paragraph-count="24" meta:word-count="211" meta:character-count="1505" meta:non-whitespace-character-count="1240"/>
    <meta:user-defined meta:name="AppVersion">16.0000</meta:user-defined>
    <meta:template xlink:type="simple" xlink:actuate="onRequest" xlink:title="Normal.dotm" xlink:href=""/>
  </office:meta>
</office:document-meta>
</file>